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4">
      <style:text-properties fo:font-weight="bold"/>
    </style:style>
    <style:style style:name="P6" style:family="paragraph" style:parent-style-name="Text_20_body" style:list-style-name="L4">
      <style:paragraph-properties fo:margin-left="0cm" fo:margin-right="0cm" fo:text-indent="0cm" style:auto-text-indent="false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text-properties fo:font-weight="bold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>
      <style:text-properties officeooo:paragraph-rsid="00056f69"/>
    </style:style>
    <style:style style:name="P14" style:family="paragraph" style:parent-style-name="Heading_20_3">
      <style:text-properties officeooo:paragraph-rsid="00056f69"/>
    </style:style>
    <style:style style:name="P15" style:family="paragraph" style:parent-style-name="Text_20_body" style:list-style-name="L10"/>
    <style:style style:name="P16" style:family="paragraph" style:parent-style-name="Horizontal_20_Line">
      <style:paragraph-properties fo:margin-top="0cm" fo:margin-bottom="0.247cm" style:contextual-spacing="false" fo:line-height="115%"/>
    </style:style>
    <style:style style:name="P17" style:family="paragraph" style:parent-style-name="Heading_20_3">
      <style:paragraph-properties fo:margin-top="0cm" fo:margin-bottom="0.247cm" style:contextual-spacing="false" fo:line-height="115%"/>
    </style:style>
    <style:style style:name="P18" style:family="paragraph" style:parent-style-name="Heading_20_4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056f6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ción Técnica: Sistema Receptor_Instrucciones</text:h>
      <text:p text:style-name="Text_20_body">Este sistema está diseñado para recibir, decodificar y almacenar instrucciones de control enviadas vía UART mediante paquetes de <text:span text:style-name="T1">5 bytes de tamaño fijo</text:span>.</text:p>
      <text:h text:style-name="Heading_20_2" text:outline-level="2">1. Módulo: <text:span text:style-name="Source_20_Text">UART_GC</text:span> (Capa de Comunicación)</text:h>
      <text:p text:style-name="Text_20_body">Es el módulo de nivel físico. Se encarga de la sincronización de bits y la reconstrucción de los bytes.</text:p>
      <text:list text:style-name="L1">
        <text:list-item>
          <text:p text:style-name="P1"><text:span text:style-name="T1">Función:</text:span> Monitorear el pin de entrada serial y validar la llegada de cada byte.</text:p>
        </text:list-item>
        <text:list-item>
          <text:p text:style-name="P1"><text:span text:style-name="T1">Entradas:</text:span> <text:span text:style-name="Source_20_Text">RX</text:span> (Pin físico), <text:span text:style-name="Source_20_Text">CLK</text:span>, <text:span text:style-name="Source_20_Text">RST</text:span>.</text:p>
        </text:list-item>
        <text:list-item>
          <text:p text:style-name="P1"><text:span text:style-name="T1">Salidas:</text:span> * <text:span text:style-name="Source_20_Text">rx_data</text:span> (8 bits): El byte recibido.</text:p>
          <text:list>
            <text:list-item>
              <text:p text:style-name="P1"><text:span text:style-name="Source_20_Text">rx_ready</text:span>: Pulso de un ciclo de reloj que indica que un byte ha sido completado.</text:p>
            </text:list-item>
          </text:list>
        </text:list-item>
      </text:list>
      <text:h text:style-name="Heading_20_2" text:outline-level="2">2. Módulo: <text:span text:style-name="Source_20_Text">Deco_Instrucciones</text:span> (Lógica de Control)</text:h>
      <text:p text:style-name="Text_20_body">Es el "cerebro" o analizador (parser) del sistema. Contiene la Máquina de Estados (FSM) que interpreta el protocolo.</text:p>
      <text:list text:style-name="L2">
        <text:list-item>
          <text:p text:style-name="P2"><text:span text:style-name="T1">Función:</text:span> * Filtrar el ruido buscando el header <text:span text:style-name="Source_20_Text">0xAA</text:span>.</text:p>
          <text:list>
            <text:list-item>
              <text:p text:style-name="P2">Contar y agrupar los 4 bytes siguientes (Comando + 3 Parámetros).</text:p>
            </text:list-item>
            <text:list-item>
              <text:p text:style-name="P2">Validar la instrucción y generar las señales de escritura para el banco de registros.</text:p>
            </text:list-item>
          </text:list>
        </text:list-item>
        <text:list-item>
          <text:p text:style-name="P2"><text:span text:style-name="T1">Entradas:</text:span> <text:span text:style-name="Source_20_Text">rx_data</text:span> y <text:span text:style-name="Source_20_Text">rx_ready</text:span> (provenientes de <text:span text:style-name="Source_20_Text">UART_GC</text:span>).</text:p>
        </text:list-item>
        <text:list-item>
          <text:p text:style-name="P2"><text:span text:style-name="T1">Salidas:</text:span> Señales de control específicas y buses de datos temporales listos para ser guardados.</text:p>
        </text:list-item>
      </text:list>
      <text:h text:style-name="Heading_20_2" text:outline-level="2">3. Módulo: <text:span text:style-name="Source_20_Text">Reg_Instrucciones</text:span> (Banco de Registros / Memoria)</text:h>
      <text:p text:style-name="Text_20_body">Es la "memoria estática" del sistema donde los datos quedan disponibles para los demás módulos.</text:p>
      <text:list text:style-name="L3">
        <text:list-item>
          <text:p text:style-name="P3"><text:span text:style-name="T1">Función:</text:span> Almacenar de forma persistente la última instrucción válida recibida. Evita que los módulos de procesamiento tengan que lidiar con la velocidad lenta de la UART.</text:p>
        </text:list-item>
        <text:list-item>
          <text:p text:style-name="P3"><text:span text:style-name="T1">Estructura de Datos:</text:span> Un bus continuo (o señales separadas) que expone:</text:p>
          <text:list>
            <text:list-item>
              <text:p text:style-name="P3"><text:span text:style-name="T1">Tiempo:</text:span> Horas, Minutos, Segundos (actualizado por el comando <text:span text:style-name="Source_20_Text">H</text:span>).</text:p>
            </text:list-item>
            <text:list-item>
              <text:p text:style-name="P3"><text:span text:style-name="T1">Control:</text:span> Bits de Reset (<text:span text:style-name="Source_20_Text">R</text:span>/<text:span text:style-name="Source_20_Text">S</text:span>) e Inicio (<text:span text:style-name="Source_20_Text">I</text:span>).</text:p>
            </text:list-item>
            <text:list-item>
              <text:p text:style-name="P3"><text:span text:style-name="T1">Canales:</text:span> Estado de activación de <text:span text:style-name="Source_20_Text">Qc1</text:span> a <text:span text:style-name="Source_20_Text">Qc4</text:span>.</text:p>
            </text:list-item>
            <text:list-item>
              <text:p text:style-name="P3"><text:soft-page-break/><text:span text:style-name="T1">Estados:</text:span> Configuración específica del comando <text:span text:style-name="Source_20_Text">E</text:span>.</text:p>
            </text:list-item>
          </text:list>
        </text:list-item>
      </text:list>
      <text:h text:style-name="Heading_20_2" text:outline-level="2">4. Módulo Top: <text:span text:style-name="Source_20_Text">Receptor_Instrucciones</text:span></text:h>
      <text:p text:style-name="Text_20_body">Es el contenedor principal que interconecta los tres módulos anteriores.</text:p>
      <text:list text:style-name="L4">
        <text:list-item>
          <text:p text:style-name="P4"><text:span text:style-name="T1">Función:</text:span> Actuar como la interfaz única del sistema. Recibe la señal serial del exterior y entrega a los módulos del compañero un bus de datos estable y sincronizado.</text:p>
        </text:list-item>
        <text:list-item>
          <text:p text:style-name="P5">Jerarquía:</text:p>
          <text:p text:style-name="P6">Plaintext</text:p>
        </text:list-item>
      </text:list>
      <text:p text:style-name="Standard"/>
      <text:h text:style-name="Heading_20_3" text:outline-level="3">Guía de Referencia Rápida: Protocolo de Instrucciones UART</text:h>
      <text:p text:style-name="Text_20_body"><text:span text:style-name="T1">Estructura del Paquete Estándar (5 Bytes)</text:span> Para que el FPGA reconozca una orden, <text:span text:style-name="T1">siempre</text:span> debes enviar 5 bytes consecutivos.</text:p>
      <text:list text:style-name="L5">
        <text:list-item>
          <text:p text:style-name="P7"><text:span text:style-name="Source_20_Text">0xAA</text:span> -&gt; Sincronizador / Header (Obligatorio).</text:p>
        </text:list-item>
        <text:list-item>
          <text:p text:style-name="P7"><text:span text:style-name="Source_20_Text">OpCode</text:span> -&gt; Código ASCII de la letra del comando (H, R, S, I, Q, T, E).</text:p>
        </text:list-item>
        <text:list-item>
          <text:p text:style-name="P7"><text:span text:style-name="Source_20_Text">Param1</text:span> -&gt; Dato 1.</text:p>
        </text:list-item>
        <text:list-item>
          <text:p text:style-name="P7"><text:span text:style-name="Source_20_Text">Param2</text:span> -&gt; Dato 2.</text:p>
        </text:list-item>
        <text:list-item>
          <text:p text:style-name="P7"><text:span text:style-name="Source_20_Text">Param3</text:span> -&gt; Dato 3. <text:span text:style-name="T2">(Si un comando no usa los 3 parámetros, se rellenan con ceros </text:span><text:span text:style-name="Source_20_Text"><text:span text:style-name="T2">0x00</text:span></text:span><text:span text:style-name="T2">).</text:span></text:p>
        </text:list-item>
      </text:list>
      <text:p text:style-name="Horizontal_20_Line"/>
      <text:h text:style-name="Heading_20_3" text:outline-level="3">Diccionario de Instrucciones</text:h>
      <text:h text:style-name="Heading_20_4" text:outline-level="4">1. Configuración de Tiempo (H)</text:h>
      <text:list text:style-name="L6">
        <text:list-item>
          <text:p text:style-name="P8"><text:span text:style-name="T1">Comando:</text:span> Letra <text:span text:style-name="Source_20_Text">'H'</text:span> (Hex: <text:span text:style-name="Source_20_Text">0x48</text:span>)</text:p>
        </text:list-item>
        <text:list-item>
          <text:p text:style-name="P8"><text:span text:style-name="T1">Descripción:</text:span> Actualiza los registros de tiempo de forma simultánea. Ideal para configurar el temporizador.</text:p>
        </text:list-item>
        <text:list-item>
          <text:p text:style-name="P9">Parámetros:</text:p>
          <text:list>
            <text:list-item>
              <text:p text:style-name="P8"><text:span text:style-name="Source_20_Text">Param1</text:span>: Horas (0 a 23)</text:p>
            </text:list-item>
            <text:list-item>
              <text:p text:style-name="P8"><text:span text:style-name="Source_20_Text">Param2</text:span>: Minutos (0 a 59)</text:p>
            </text:list-item>
            <text:list-item>
              <text:p text:style-name="P8"><text:span text:style-name="Source_20_Text">Param3</text:span>: Segundos (0 a 59)</text:p>
            </text:list-item>
          </text:list>
        </text:list-item>
        <text:list-item>
          <text:p text:style-name="P8"><text:span text:style-name="T1">Ejemplo:</text:span> Configurar el tiempo a <text:span text:style-name="Source_20_Text">02:15:31</text:span>.</text:p>
          <text:list>
            <text:list-item>
              <text:p text:style-name="P8">Enviar desde PC: <text:span text:style-name="Source_20_Text">H021531</text:span></text:p>
            </text:list-item>
            <text:list-item>
              <text:p text:style-name="P8">Llega a FPGA como: <text:span text:style-name="Source_20_Text">AA 48 02 0F 1F</text:span></text:p>
            </text:list-item>
          </text:list>
        </text:list-item>
      </text:list>
      <text:h text:style-name="Heading_20_4" text:outline-level="4"><text:soft-page-break/>2. Control del Sistema (R, S, I)</text:h>
      <text:p text:style-name="Text_20_body">Son comandos de disparo. Modifican un solo bit de control y no usan los bytes de parámetros.</text:p>
      <text:list text:style-name="L7">
        <text:list-item>
          <text:p text:style-name="P10"><text:span text:style-name="T1">Comando 'R' (Reset ON):</text:span> Letra <text:span text:style-name="Source_20_Text">'R'</text:span> (Hex: <text:span text:style-name="Source_20_Text">0x52</text:span>)</text:p>
          <text:list>
            <text:list-item>
              <text:p text:style-name="P10"><text:span text:style-name="T1">Descripción:</text:span> Pone el registro <text:span text:style-name="Source_20_Text">out_reset_sys</text:span> en <text:span text:style-name="Source_20_Text">1</text:span> (Estado persistente).</text:p>
            </text:list-item>
            <text:list-item>
              <text:p text:style-name="P10"><text:span text:style-name="T1">Trama UART:</text:span> <text:span text:style-name="Source_20_Text">AA 52 00 00 00</text:span></text:p>
            </text:list-item>
          </text:list>
        </text:list-item>
        <text:list-item>
          <text:p text:style-name="P10"><text:span text:style-name="T1">Comando 'S' (Reset OFF / Set):</text:span> Letra <text:span text:style-name="Source_20_Text">'S'</text:span> (Hex: <text:span text:style-name="Source_20_Text">0x53</text:span>)</text:p>
          <text:list>
            <text:list-item>
              <text:p text:style-name="P10"><text:span text:style-name="T1">Descripción:</text:span> Devuelve el registro <text:span text:style-name="Source_20_Text">out_reset_sys</text:span> a <text:span text:style-name="Source_20_Text">0</text:span>.</text:p>
            </text:list-item>
            <text:list-item>
              <text:p text:style-name="P10"><text:span text:style-name="T1">Trama UART:</text:span> <text:span text:style-name="Source_20_Text">AA 53 00 00 00</text:span></text:p>
            </text:list-item>
          </text:list>
        </text:list-item>
        <text:list-item>
          <text:p text:style-name="P10"><text:span text:style-name="T1">Comando 'I' (Iniciar Reloj):</text:span> Letra <text:span text:style-name="Source_20_Text">'I'</text:span> (Hex: <text:span text:style-name="Source_20_Text">0x49</text:span>)</text:p>
          <text:list>
            <text:list-item>
              <text:p text:style-name="P10"><text:span text:style-name="T1">Descripción:</text:span> Pone el registro <text:span text:style-name="Source_20_Text">out_iniciar_reloj</text:span> en <text:span text:style-name="Source_20_Text">1</text:span>.</text:p>
            </text:list-item>
            <text:list-item>
              <text:p text:style-name="P10"><text:span text:style-name="T1">Trama UART:</text:span> <text:span text:style-name="Source_20_Text">AA 49 00 00 00</text:span></text:p>
            </text:list-item>
          </text:list>
        </text:list-item>
      </text:list>
      <text:h text:style-name="Heading_20_4" text:outline-level="4">3. Control de Canales (Q, T)</text:h>
      <text:p text:style-name="Text_20_body">Manejan el bus de 4 bits <text:span text:style-name="Source_20_Text">out_canales</text:span>. Cada bit representa un canal (Qc4, Qc3, Qc2, Qc1).</text:p>
      <text:list text:style-name="L8">
        <text:list-item>
          <text:p text:style-name="P11"><text:span text:style-name="T1">Comando 'Q' (Canal Individual):</text:span> Letra <text:span text:style-name="Source_20_Text">'Q'</text:span> (Hex: <text:span text:style-name="Source_20_Text">0x51</text:span>)</text:p>
          <text:list>
            <text:list-item>
              <text:p text:style-name="P11"><text:span text:style-name="T1">Descripción:</text:span> Enciende el bit del canal especificado.</text:p>
            </text:list-item>
            <text:list-item>
              <text:p text:style-name="P11"><text:span text:style-name="T1">Parámetro 1:</text:span> Número del canal (<text:span text:style-name="Source_20_Text">1</text:span>, <text:span text:style-name="Source_20_Text">2</text:span>, <text:span text:style-name="Source_20_Text">3</text:span> o <text:span text:style-name="Source_20_Text">4</text:span>).</text:p>
            </text:list-item>
            <text:list-item>
              <text:p text:style-name="P11"><text:span text:style-name="T1">Ejemplo para Qc2:</text:span> <text:span text:style-name="Source_20_Text">AA 51 02 00 00</text:span> (El bus queda en <text:span text:style-name="Source_20_Text">0010</text:span>).</text:p>
            </text:list-item>
          </text:list>
        </text:list-item>
        <text:list-item>
          <text:p text:style-name="P11"><text:span text:style-name="T1">Comando 'T' (Todos los Canales):</text:span> Letra <text:span text:style-name="Source_20_Text">'T'</text:span> (Hex: <text:span text:style-name="Source_20_Text">0x54</text:span>)</text:p>
          <text:list>
            <text:list-item>
              <text:p text:style-name="P11"><text:span text:style-name="T1">Descripción:</text:span> Enciende los 4 canales al mismo tiempo (Bus = <text:span text:style-name="Source_20_Text">1111</text:span>).</text:p>
            </text:list-item>
            <text:list-item>
              <text:p text:style-name="P11"><text:span text:style-name="T1">Trama UART:</text:span> <text:span text:style-name="Source_20_Text">AA 54 00 00 00</text:span></text:p>
            </text:list-item>
          </text:list>
        </text:list-item>
      </text:list>
      <text:h text:style-name="Heading_20_4" text:outline-level="4">4. Estados de Configuración (E)</text:h>
      <text:list text:style-name="L9">
        <text:list-item>
          <text:p text:style-name="P12"><text:span text:style-name="T1">Comando 'E' (Estado):</text:span> Letra <text:span text:style-name="Source_20_Text">'E'</text:span> (Hex: <text:span text:style-name="Source_20_Text">0x45</text:span>)</text:p>
          <text:list>
            <text:list-item>
              <text:p text:style-name="P12"><text:span text:style-name="T1">Descripción:</text:span> Escribe un valor de 4 bits directamente en el registro <text:span text:style-name="Source_20_Text">out_estados</text:span>. Útil para mandar variables numéricas pequeñas a los módulos de tu compañero.</text:p>
            </text:list-item>
            <text:list-item>
              <text:p text:style-name="P12"><text:span text:style-name="T1">Parámetro 1:</text:span> Valor del estado (0 a 15).</text:p>
            </text:list-item>
            <text:list-item>
              <text:p text:style-name="P12"><text:span text:style-name="T1">Ejemplo (Mandar un 5 - Binario 0101):</text:span> <text:span text:style-name="Source_20_Text">AA 45 05 00 00</text:span></text:p>
            </text:list-item>
          </text:list>
        </text:list-item>
      </text:list>
      <text:p text:style-name="Text_20_body"><text:span text:style-name="Source_20_Text"/></text:p>
      <text:p text:style-name="P13"><text:span text:style-name="Source_20_Text"><text:span text:style-name="T3">Instrucciones para la simulacion</text:span></text:span></text:p>
      <text:h text:style-name="P14" text:outline-level="3"><text:soft-page-break/><text:span text:style-name="Source_20_Text">1. El Flujo Mínimo (Solo para saber "Cuándo" mirar)</text:span></text:h>
      <text:p text:style-name="Text_20_body">No llenes la pantalla con señales de la UART. Solo necesitas estas dos para saber en qué momento de la línea de tiempo debes fijar la vista:</text:p>
      <text:list text:style-name="L10">
        <text:list-item>
          <text:p text:style-name="P15"><text:span text:style-name="T1">Señal:</text:span> <text:span text:style-name="Source_20_Text">pin_rx</text:span></text:p>
          <text:list>
            <text:list-item>
              <text:p text:style-name="P15"><text:span text:style-name="T1">Ruta SST:</text:span> <text:span text:style-name="Source_20_Text">tb_Receptor_Instrucciones</text:span></text:p>
            </text:list-item>
            <text:list-item>
              <text:p text:style-name="P15"><text:span text:style-name="T1">Formato:</text:span> Binario (Por defecto).</text:p>
            </text:list-item>
            <text:list-item>
              <text:p text:style-name="P15"><text:span text:style-name="T1">Propósito:</text:span> Ver los bloques (ráfagas) verdes donde hay transmisión.</text:p>
            </text:list-item>
          </text:list>
        </text:list-item>
        <text:list-item>
          <text:p text:style-name="P15"><text:span text:style-name="T1">Señal:</text:span> <text:span text:style-name="Source_20_Text">update_flag</text:span></text:p>
          <text:list>
            <text:list-item>
              <text:p text:style-name="P15"><text:span text:style-name="T1">Ruta SST:</text:span> <text:span text:style-name="Source_20_Text">tb_Receptor_Instrucciones</text:span> -&gt; <text:span text:style-name="Source_20_Text">uut</text:span> -&gt; <text:span text:style-name="Source_20_Text">decodificador</text:span></text:p>
            </text:list-item>
            <text:list-item>
              <text:p text:style-name="P15"><text:span text:style-name="T1">Formato:</text:span> Binario.</text:p>
            </text:list-item>
            <text:list-item>
              <text:p text:style-name="P15"><text:span text:style-name="T1">Propósito:</text:span> <text:span text:style-name="T1">Esta es tu señal clave.</text:span> Es una aguja (un pulso de 1 ciclo). Todo cambio en tu memoria ocurrirá exactamente en el instante en que esta señal hace un "pico".</text:p>
            </text:list-item>
          </text:list>
        </text:list-item>
      </text:list>
      <text:p text:style-name="P16"/>
      <text:h text:style-name="P17" text:outline-level="3">2. La Memoria (Qué se grabó)</text:h>
      <text:p text:style-name="Text_20_body">Estas son las señales que demuestran que tu arquitectura guardó la información con éxito.</text:p>
      <text:h text:style-name="P18" text:outline-level="4">A. Los Registros de Tiempo (Comando H)</text:h>
      <text:p text:style-name="Text_20_body">Para el tiempo, el formato Binario o Hexadecimal te obligaría a hacer cálculos mentales. Ponlos en <text:span text:style-name="T1">Decimal</text:span>.</text:p>
      <text:list text:style-name="L11">
        <text:list-item>
          <text:p text:style-name="P19"><text:span text:style-name="T1">Señal:</text:span> <text:span text:style-name="Source_20_Text">h</text:span> (Horas)</text:p>
          <text:list>
            <text:list-item>
              <text:p text:style-name="P19"><text:span text:style-name="T1">Ruta SST:</text:span> <text:span text:style-name="Source_20_Text">tb_Receptor_Instrucciones</text:span></text:p>
            </text:list-item>
            <text:list-item>
              <text:p text:style-name="P19"><text:span text:style-name="T1">Formato:</text:span> <text:span text:style-name="T1">Decimal</text:span> <text:span text:style-name="T2">(Clic derecho -&gt; Data Format -&gt; Decimal)</text:span>.</text:p>
            </text:list-item>
            <text:list-item>
              <text:p text:style-name="P19"><text:span text:style-name="T1">Qué debes ver:</text:span> Pasará de <text:span text:style-name="Source_20_Text">0</text:span> a <text:span text:style-name="Source_20_Text">8</text:span>.</text:p>
            </text:list-item>
          </text:list>
        </text:list-item>
        <text:list-item>
          <text:p text:style-name="P19"><text:span text:style-name="T1">Señal:</text:span> <text:span text:style-name="Source_20_Text">m</text:span> (Minutos)</text:p>
          <text:list>
            <text:list-item>
              <text:p text:style-name="P19"><text:span text:style-name="T1">Ruta SST:</text:span> <text:span text:style-name="Source_20_Text">tb_Receptor_Instrucciones</text:span></text:p>
            </text:list-item>
            <text:list-item>
              <text:p text:style-name="P19"><text:span text:style-name="T1">Formato:</text:span> <text:span text:style-name="T1">Decimal</text:span>.</text:p>
            </text:list-item>
            <text:list-item>
              <text:p text:style-name="P19"><text:span text:style-name="T1">Qué debes ver:</text:span> Pasará de <text:span text:style-name="Source_20_Text">0</text:span> a <text:span text:style-name="Source_20_Text">30</text:span>.</text:p>
            </text:list-item>
          </text:list>
        </text:list-item>
        <text:list-item>
          <text:p text:style-name="P19"><text:span text:style-name="T1">Señal:</text:span> <text:span text:style-name="Source_20_Text">s</text:span> (Segundos)</text:p>
          <text:list>
            <text:list-item>
              <text:p text:style-name="P19"><text:span text:style-name="T1">Ruta SST:</text:span> <text:span text:style-name="Source_20_Text">tb_Receptor_Instrucciones</text:span></text:p>
            </text:list-item>
            <text:list-item>
              <text:p text:style-name="P19"><text:span text:style-name="T1">Formato:</text:span> <text:span text:style-name="T1">Decimal</text:span>.</text:p>
            </text:list-item>
            <text:list-item>
              <text:p text:style-name="P19"><text:span text:style-name="T1">Qué debes ver:</text:span> Pasará de <text:span text:style-name="Source_20_Text">0</text:span> a <text:span text:style-name="Source_20_Text">15</text:span>.</text:p>
            </text:list-item>
          </text:list>
        </text:list-item>
      </text:list>
      <text:h text:style-name="P18" text:outline-level="4"><text:soft-page-break/>B. Los Registros de Control y Canales (Comandos R y Q)</text:h>
      <text:p text:style-name="Text_20_body">Para estos registros, es vital ver los bits individuales, ya que tu compañero conectará cables separados a cada bit. El formato <text:span text:style-name="T1">Binario</text:span> es el mejor.</text:p>
      <text:list text:style-name="L12">
        <text:list-item>
          <text:p text:style-name="P20"><text:span text:style-name="T1">Señal:</text:span> <text:span text:style-name="Source_20_Text">rst_sys</text:span> (Reset del Sistema)</text:p>
          <text:list>
            <text:list-item>
              <text:p text:style-name="P20"><text:span text:style-name="T1">Ruta SST:</text:span> <text:span text:style-name="Source_20_Text">tb_Receptor_Instrucciones</text:span></text:p>
            </text:list-item>
            <text:list-item>
              <text:p text:style-name="P20"><text:span text:style-name="T1">Formato:</text:span> <text:span text:style-name="T1">Binario</text:span> (Por defecto).</text:p>
            </text:list-item>
            <text:list-item>
              <text:p text:style-name="P20"><text:span text:style-name="T1">Qué debes ver:</text:span> Una línea plana en <text:span text:style-name="Source_20_Text">0</text:span> que sube a <text:span text:style-name="Source_20_Text">1</text:span> de forma permanente tras el segundo <text:span text:style-name="Source_20_Text">update_flag</text:span>.</text:p>
            </text:list-item>
          </text:list>
        </text:list-item>
        <text:list-item>
          <text:p text:style-name="P20"><text:span text:style-name="T1">Señal:</text:span> <text:span text:style-name="Source_20_Text">canales</text:span> (Habilitación Qc1-Qc4)</text:p>
          <text:list>
            <text:list-item>
              <text:p text:style-name="P20"><text:span text:style-name="T1">Ruta SST:</text:span> <text:span text:style-name="Source_20_Text">tb_Receptor_Instrucciones</text:span></text:p>
            </text:list-item>
            <text:list-item>
              <text:p text:style-name="P20"><text:span text:style-name="T1">Formato:</text:span> <text:span text:style-name="T1">Binario</text:span> <text:span text:style-name="T2">(Clic derecho -&gt; Data Format -&gt; Binary)</text:span>.</text:p>
            </text:list-item>
            <text:list-item>
              <text:p text:style-name="P20"><text:span text:style-name="T1">Qué debes ver:</text:span> Empezará en <text:span text:style-name="Source_20_Text">0000</text:span>. Tras la tercera instrucción (Q3), cambiará a <text:span text:style-name="Source_20_Text">0100</text:span> (el bit correspondiente al canal 3 se enciende).</text:p>
            </text:list-item>
          </text:list>
        </text:list-item>
      </text:list>
      <text:p text:style-name="P13"><text:span text:style-name="Source_20_Text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02:24:37.217756213</meta:creation-date>
    <dc:date>2026-04-18T02:58:38.279278724</dc:date>
    <meta:editing-duration>PT22M56S</meta:editing-duration>
    <meta:editing-cycles>1</meta:editing-cycles>
    <meta:document-statistic meta:table-count="0" meta:image-count="0" meta:object-count="0" meta:page-count="5" meta:paragraph-count="108" meta:word-count="1066" meta:character-count="6068" meta:non-whitespace-character-count="5190"/>
    <meta:generator>LibreOffice/25.8.4.2$Linux_X86_64 LibreOffice_project/290daaa01b999472f0c7a3890eb6a550fd74c6df</meta:generator>
  </office:meta>
</office:document-meta>
</file>